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cky4Health <text:tab/><text:tab/><text:tab/><text:tab/><text:tab/><text:tab/><text:tab/><text:tab/></text:p>
      <text:p text:style-name="P1">Wellness Questionnaire</text:p>
      <text:p text:style-name="P2"><text:span text:style-name="T1">(All of your information will remain confidential.</text:span></text:p>
      <text:p text:style-name="P2"><text:span text:style-name="T1">Personal Information</text:span></text:p>
      <text:p text:style-name="P2"><text:span text:style-name="T1"/></text:p>
      <text:p text:style-name="P2"><text:span text:style-name="T1">First Name:_________________________ <text:s text:c="5"/>Last Name:_______________________________</text:span></text:p>
      <text:p text:style-name="P2"><text:span text:style-name="T1">Email:_____________________________<text:tab/> <text:s text:c="3"/>Phone Number:____________________________</text:span></text:p>
      <text:p text:style-name="P2"><text:span text:style-name="T1">Age:_______________________________<text:tab/> <text:s text:c="3"/>Gender: _______ <text:s/>Weight:_______ Height:_______</text:span></text:p>
      <text:p text:style-name="P2"><text:span text:style-name="T1">Relationship Status:___________________</text:span></text:p>
      <text:p text:style-name="P2"><text:span text:style-name="T1">Mailing Address:_________________________________________________________________</text:span></text:p>
      <text:p text:style-name="P2"><text:span text:style-name="T1">Children/Ages:_______________________ <text:s text:c="3"/>Pets:______________________________________</text:span></text:p>
      <text:p text:style-name="P2"><text:span text:style-name="T1">Do you Smoke?:______________________ <text:s text:c="3"/>Drink Alcohol?_____________________________</text:span></text:p>
      <text:p text:style-name="P2"><text:span text:style-name="T1">Occupation:_________________________<text:tab/> <text:s text:c="3"/>Hours of work per week:______________________</text:span></text:p>
      <text:p text:style-name="P2"><text:span text:style-name="T1"/></text:p>
      <text:p text:style-name="P2"><text:span text:style-name="T1">What prompted you to contact me?:___________________________________________________</text:span></text:p>
      <text:p text:style-name="P2"><text:span text:style-name="T1"/></text:p>
      <text:p text:style-name="P2">Health/Wellness Information</text:p>
      <text:p text:style-name="P2"><text:span text:style-name="T1"/></text:p>
      <text:p text:style-name="P2"><text:span text:style-name="T1">In general, how would you rate your overall health?:____________________________________</text:span></text:p>
      <text:p text:style-name="P2"><text:span text:style-name="T1">(Excellent, Very Good, Good, Fair, or Poor)</text:span></text:p>
      <text:p text:style-name="P2"><text:span text:style-name="T1"/></text:p>
      <text:p text:style-name="P2"><text:span text:style-name="T1">Main Health Concerns:_____________________________________________________________</text:span></text:p>
      <text:p text:style-name="P2"><text:span text:style-name="T1"/></text:p>
      <text:p text:style-name="P2"><text:span text:style-name="T1">Any other concerns:_______________________________________________________________</text:span></text:p>
      <text:p text:style-name="P2"><text:span text:style-name="T1"/></text:p>
      <text:p text:style-name="P2"><text:span text:style-name="T1">At What point in your life have you felt your best:_______________________________________</text:span></text:p>
      <text:p text:style-name="P2"><text:span text:style-name="T1"/></text:p>
      <text:p text:style-name="P2"><text:span text:style-name="T1">Wellness Goals:___________________________________________________________________</text:span></text:p>
      <text:p text:style-name="P2"><text:span text:style-name="T1"/></text:p>
      <text:p text:style-name="P2"><text:span text:style-name="T1">How is your sleep:_______________________ How many hours:__________</text:span></text:p>
      <text:p text:style-name="P2"><text:span text:style-name="T1"/></text:p>
      <text:p text:style-name="P2"><text:span text:style-name="T1">Do you wake up at night?:_________________Time to Bed:___________Time wake up_________</text:span></text:p>
      <text:p text:style-name="P2"><text:span text:style-name="T1"/></text:p>
      <text:p text:style-name="P2"><text:span text:style-name="T1">How do you feel when you wake up?:__________________________________________________</text:span></text:p>
      <text:p text:style-name="P2"><text:span text:style-name="T1"/></text:p>
      <text:p text:style-name="P2"><text:span text:style-name="T1">Any Pain, Stiffness, or swelling?:_____________________________________________________</text:span></text:p>
      <text:p text:style-name="P2"><text:span text:style-name="T1"/></text:p>
      <text:p text:style-name="P2"><text:span text:style-name="T1">What do you do for it?:_____________________________________________________________</text:span></text:p>
      <text:p text:style-name="P2"><text:span text:style-name="T1"/></text:p>
      <text:p text:style-name="P2"><text:span text:style-name="T1">How is your digestion?:_____________________________________________________________</text:span></text:p>
      <text:p text:style-name="P2"><text:span text:style-name="T1"/></text:p>
      <text:p text:style-name="P2"><text:span text:style-name="T1">Do you experience Constipation, Bloating, Diarrhea?_____________________________________</text:span></text:p>
      <text:p text:style-name="P2"><text:span text:style-name="T1"/></text:p>
      <text:p text:style-name="P2"><text:span text:style-name="T1">Allergies or Sensitivities?___________________________________________________________</text:span></text:p>
      <text:p text:style-name="P2"><text:span text:style-name="T1"/></text:p>
      <text:p text:style-name="P2"><text:span text:style-name="T1">Do you take any medication, supplements, or Vitamins?:_______</text:span></text:p>
      <text:p text:style-name="P2"><text:span text:style-name="T1">What do you take &amp; what for?:______________________________________________________</text:span></text:p>
      <text:p text:style-name="P2"><text:span text:style-name="T1"/></text:p>
      <text:p text:style-name="P2"><text:span text:style-name="T1">How much stress do you have in your life right now? (On a scale of 1-10)_____________________</text:span></text:p>
      <text:p text:style-name="P2"><text:span text:style-name="T1"/></text:p>
      <text:p text:style-name="P2"><text:span text:style-name="T1">What is your primary stresser in your life at this time?:____________________________________</text:span></text:p>
      <text:p text:style-name="P2"><text:span text:style-name="T1"/></text:p>
      <text:p text:style-name="P2"><text:span text:style-name="T1">How Often do you feel relaxed or at peace?:____________________________________________</text:span></text:p>
      <text:p text:style-name="P2"><text:span text:style-name="T1">Most of the time, Sometimes, Rarely, or Never</text:span></text:p>
      <text:p text:style-name="P2"><text:soft-page-break/><text:span text:style-name="T1"/></text:p>
      <text:p text:style-name="P2"><text:span text:style-name="T1">Are you being treated for any emotional or physical condition at this time?:____________________</text:span></text:p>
      <text:p text:style-name="P2"><text:span text:style-name="T1"/></text:p>
      <text:p text:style-name="P2"><text:span text:style-name="T1">________________________________________________________________________________</text:span></text:p>
      <text:p text:style-name="P2"><text:span text:style-name="T1"/></text:p>
      <text:p text:style-name="P2"><text:span text:style-name="T1">How is your energy level throughout the day?:___________________________________________</text:span></text:p>
      <text:p text:style-name="P2"><text:span text:style-name="T1"/></text:p>
      <text:p text:style-name="P2"><text:span text:style-name="T1">What gives you energy?:___________________ What zaps you of your energy?:________________</text:span></text:p>
      <text:p text:style-name="P2"><text:span text:style-name="T1"/></text:p>
      <text:p text:style-name="P2"><text:span text:style-name="T1">Do you have a morning routine that you practice?:________________________________________</text:span></text:p>
      <text:p text:style-name="P2"><text:span text:style-name="T1"/></text:p>
      <text:p text:style-name="P2"><text:span text:style-name="T1">Do you exercise?:_____________ How Satisfied are you will your Exercise level?:_____________</text:span></text:p>
      <text:p text:style-name="P2"><text:span text:style-name="T1"/></text:p>
      <text:p text:style-name="P2"><text:span text:style-name="T1">What do you like to do for Physical Activity:____________________________________________</text:span></text:p>
      <text:p text:style-name="P2"><text:span text:style-name="T1"/></text:p>
      <text:p text:style-name="P2"><text:span text:style-name="T1"/></text:p>
      <text:p text:style-name="P2"><text:span text:style-name="T1">How Satisfied are you with your current eating &amp; nutrition?:__________________________________</text:span></text:p>
      <text:p text:style-name="P2"><text:span text:style-name="T1"/></text:p>
      <text:p text:style-name="P2"><text:span text:style-name="T1">How Satisfied are you with your weight?:_________________________________________________</text:span></text:p>
      <text:p text:style-name="P2"><text:span text:style-name="T1"/></text:p>
      <text:p text:style-name="P2"><text:span text:style-name="T1">How Satisfied are you with your life in general?:___________________________________________</text:span></text:p>
      <text:p text:style-name="P2"><text:span text:style-name="T1"/></text:p>
      <text:p text:style-name="P2"><text:span text:style-name="T1">What would you like to do to change for the better?:________________________________________</text:span></text:p>
      <text:p text:style-name="P2"><text:span text:style-name="T1"/></text:p>
      <text:p text:style-name="P2"><text:span text:style-name="T1">How would you rate your overall Self-Esteem?:____________________________________________</text:span></text:p>
      <text:p text:style-name="P2"><text:span text:style-name="T1">Excellent, Very Good, Good, Fair, or Poor</text:span></text:p>
      <text:p text:style-name="P2"><text:span text:style-name="T1"/></text:p>
      <text:p text:style-name="P2"><text:span text:style-name="T1">What positive Qualities do you have that will help you reach your goals?: __________________________________________________________________________________</text:span></text:p>
      <text:p text:style-name="P2"><text:span text:style-name="T1"/></text:p>
      <text:p text:style-name="P2"><text:span text:style-name="T1">What positive qualities would you like to develop?:_________________________________________</text:span></text:p>
      <text:p text:style-name="P2"><text:span text:style-name="T1"/></text:p>
      <text:p text:style-name="P2"><text:span text:style-name="T1">If money or time were not relative, how would you like to spend your time?:_____________________</text:span></text:p>
      <text:p text:style-name="P2"><text:span text:style-name="T1"/></text:p>
      <text:p text:style-name="P2"><text:span text:style-name="T1">What is the hardest thing in life so far have you had to overcome?:_____________________________</text:span></text:p>
      <text:p text:style-name="P2"><text:span text:style-name="T1"/></text:p>
      <text:p text:style-name="P2"><text:span text:style-name="T1">In 6 months from now, what would you like your life to look like?:_____________________________</text:span></text:p>
      <text:p text:style-name="P2"><text:span text:style-name="T1"/></text:p>
      <text:p text:style-name="P2"><text:span text:style-name="T1">What are you hobbies or special interests?:________________________________________________</text:span></text:p>
      <text:p text:style-name="P2"><text:span text:style-name="T1"/></text:p>
      <text:p text:style-name="P2">Coaching You</text:p>
      <text:p text:style-name="P2"/>
      <text:p text:style-name="P3">Do you have any concerns or reservations about working with a coach?:_________________________</text:p>
      <text:p text:style-name="P3"/>
      <text:p text:style-name="P3">How would you like to be coached?:_____________________________________________________</text:p>
      <text:p text:style-name="P3">(Laid back, firm but non-confruntational, very strong and straight forward, etc.)</text:p>
      <text:p text:style-name="P3"/>
      <text:p text:style-name="P3">What are your expectations for me as a coach?:_____________________________________________</text:p>
      <text:p text:style-name="P3">Would you like to work on:</text:p>
      <text:p text:style-name="P3">Goal Setting:_______</text:p>
      <text:p text:style-name="P3">Recipes:___________</text:p>
      <text:p text:style-name="P3">Exercise ideas &amp; routines:_________</text:p>
      <text:p text:style-name="P3">Destressing techniques:___________</text:p>
      <text:p text:style-name="P3">Spiritual Help:__________________</text:p>
      <text:p text:style-name="P3"><text:soft-page-break/>Emotional Support:______________</text:p>
      <text:p text:style-name="P3"/>
      <text:p text:style-name="P3">Do you have a computer?__________Would you like to communicate through emails?______</text:p>
      <text:p text:style-name="P3">Would you feel comfortable using Skype?_______</text:p>
      <text:p text:style-name="P3"/>
      <text:p text:style-name="P3">Is there anything else you would like me to know about you that would help our coaching session together?___________________________________________________________________________</text:p>
      <text:p text:style-name="P3"/>
      <text:p text:style-name="P3">Do you have any questions for me as your coach?:__________________________________________</text:p>
      <text:p text:style-name="P3"/>
      <text:p text:style-name="P3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For Women Only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626in" fo:margin-bottom="0.243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ebecca Jones</meta:initial-creator>
    <meta:creation-date>2016-02-03T19:39:53</meta:creation-date>
    <meta:document-statistic meta:table-count="0" meta:image-count="0" meta:object-count="0" meta:page-count="3" meta:paragraph-count="70" meta:word-count="485" meta:character-count="5166"/>
    <dc:date>2016-02-03T20:47:34</dc:date>
    <dc:creator>Rebecca Jones</dc:creator>
    <meta:editing-duration>PT5M50S</meta:editing-duration>
    <meta:editing-cycles>1</meta:editing-cycles>
    <meta:generator>OpenOffice/4.1.1$Unix OpenOffice.org_project/411m6$Build-9775</meta:generator>
  </office:meta>
</office:document-meta>
</file>